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Bold" svg:font-family="Menlo-Bold"/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eaebb" style:font-name="Menlo-Regular" fo:font-size="11pt" style:font-name-asian="Menlo-Regular" style:font-size-asian="11pt" style:font-name-complex="Menlo-Regular" style:font-size-complex="11pt"/>
    </style:style>
    <style:style style:name="P2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4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" style:family="text">
      <style:text-properties fo:color="#000000" style:font-name="Menlo-Regular" fo:font-size="1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T3" style:family="text">
      <style:text-properties fo:color="#2fb41d" style:font-name="Menlo-Regular" fo:font-size="11pt" style:font-name-asian="Menlo-Regular" style:font-size-asian="11pt" style:font-name-complex="Menlo-Regular" style:font-size-complex="11pt"/>
    </style:style>
    <style:style style:name="T4" style:family="text">
      <style:text-properties fo:color="#400bd9" style:font-name="Menlo-Bold" fo:font-size="11pt" fo:font-weight="bold" style:font-name-asian="Menlo-Bold" style:font-size-asian="11pt" style:font-weight-asian="bold" style:font-name-complex="Menlo-Bold" style:font-size-complex="11pt" style:font-weight-complex="bold"/>
    </style:style>
    <style:style style:name="T5" style:family="text">
      <style:text-properties fo:color="#9fa01c" style:font-name="Menlo-Bold" fo:font-size="11pt" fo:font-weight="bold" style:font-name-asian="Menlo-Bold" style:font-size-asian="11pt" style:font-weight-asian="bold" style:font-name-complex="Menlo-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! /bin/bash</text:p>
      <text:p text:style-name="P2"/>
      <text:p text:style-name="P2">date</text:p>
      <text:p text:style-name="P2"/>
      <text:p text:style-name="P4"><text:span text:style-name="T1">USER</text:span><text:span text:style-name="T3">=$(</text:span><text:span text:style-name="T1">whoami</text:span><text:span text:style-name="T3">)</text:span></text:p>
      <text:p text:style-name="P2"/>
      <text:p text:style-name="P4"><text:span text:style-name="T4">echo</text:span><text:span text:style-name="T2"> </text:span><text:span text:style-name="T5">"hello, $USER!"</text:span></text:p>
      <text:p text:style-name="P3"/>
      <text:p text:style-name="P4"><text:span text:style-name="T4">echo</text:span><text:span text:style-name="T2"> </text:span><text:span text:style-name="T5">"you are on the directory $(pwd)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Bold" svg:font-family="Menlo-Bold"/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ulia Rybtsiv</meta:initial-creator>
    <meta:creation-date>2023-06-21T22:16:46</meta:creation-date>
    <dc:date>2023-06-23T13:31:22</dc:date>
    <dc:creator>Yulia Rybtsiv</dc:creator>
    <meta:editing-duration>PT1H48M22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1" meta:paragraph-count="5" meta:word-count="14" meta:character-count="88"/>
  </office:meta>
</office:document-meta>
</file>